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font-weight-complex="bold"/>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27">
      <style:paragraph-properties fo:margin-left="0.5in" fo:margin-right="0in" fo:margin-top="0.0398in" fo:margin-bottom="0in" loext:contextual-spacing="false" fo:text-indent="-0.25in" style:auto-text-indent="false"/>
    </style:style>
    <style:style style:name="P26" style:family="paragraph" style:parent-style-name="Standard" style:list-style-name="WWNum28">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18">
      <style:paragraph-properties fo:margin-left="0.5in" fo:margin-right="0in" fo:margin-top="0.0398in" fo:margin-bottom="0in" loext:contextual-spacing="false" fo:text-indent="-0.25in" style:auto-text-indent="false"/>
    </style:style>
    <style:style style:name="P29" style:family="paragraph" style:parent-style-name="Standard" style:list-style-name="WWNum19">
      <style:paragraph-properties fo:margin-left="0.5in" fo:margin-right="0in" fo:margin-top="0.0398in" fo:margin-bottom="0in" loext:contextual-spacing="false" fo:text-indent="-0.25in" style:auto-text-indent="false"/>
    </style:style>
    <style:style style:name="P30" style:family="paragraph" style:parent-style-name="Standard" style:list-style-name="WWNum12">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20">
      <style:paragraph-properties fo:margin-left="0.5in" fo:margin-right="0in" fo:margin-top="0.0398in" fo:margin-bottom="0in" loext:contextual-spacing="false" fo:text-indent="-0.25in" style:auto-text-indent="false"/>
    </style:style>
    <style:style style:name="P34" style:family="paragraph" style:parent-style-name="Standard" style:list-style-name="WWNum21">
      <style:paragraph-properties fo:margin-left="0.5in" fo:margin-right="0in" fo:margin-top="0.0398in" fo:margin-bottom="0in" loext:contextual-spacing="false" fo:text-indent="-0.25in" style:auto-text-indent="false"/>
    </style:style>
    <style:style style:name="P35" style:family="paragraph" style:parent-style-name="Standard" style:list-style-name="WWNum15">
      <style:paragraph-properties fo:margin-left="0.5in" fo:margin-right="0in" fo:margin-top="0.0398in" fo:margin-bottom="0in" loext:contextual-spacing="false" fo:text-indent="-0.25in" style:auto-text-indent="false"/>
    </style:style>
    <style:style style:name="P36" style:family="paragraph" style:parent-style-name="Standard" style:list-style-name="WWNum14">
      <style:paragraph-properties fo:margin-left="0.5in" fo:margin-right="0in" fo:margin-top="0.0398in" fo:margin-bottom="0in" loext:contextual-spacing="false" fo:text-indent="-0.25in" style:auto-text-indent="false"/>
    </style:style>
    <style:style style:name="P37" style:family="paragraph" style:parent-style-name="Standard" style:list-style-name="WWNum6">
      <style:paragraph-properties fo:margin-left="0.5in" fo:margin-right="0in" fo:margin-top="0.0398in" fo:margin-bottom="0in" loext:contextual-spacing="false" fo:text-indent="-0.25in" style:auto-text-indent="false"/>
    </style:style>
    <style:style style:name="P38" style:family="paragraph" style:parent-style-name="Standard" style:list-style-name="WWNum25">
      <style:paragraph-properties fo:margin-left="0.5in" fo:margin-right="0in" fo:margin-top="0.0398in" fo:margin-bottom="0in" loext:contextual-spacing="false" fo:text-indent="-0.25in" style:auto-text-indent="false"/>
    </style:style>
    <style:style style:name="P39" style:family="paragraph" style:parent-style-name="Standard" style:list-style-name="WWNum4">
      <style:paragraph-properties fo:margin-left="0.5in" fo:margin-right="0in" fo:margin-top="0.0398in" fo:margin-bottom="0in" loext:contextual-spacing="false" fo:text-indent="-0.25in" style:auto-text-indent="false"/>
    </style:style>
    <style:style style:name="P40" style:family="paragraph" style:parent-style-name="Standard" style:list-style-name="WWNum23">
      <style:paragraph-properties fo:margin-left="0.5in" fo:margin-right="0in" fo:margin-top="0.0398in" fo:margin-bottom="0in" loext:contextual-spacing="false" fo:text-indent="-0.25in" style:auto-text-indent="false"/>
    </style:style>
    <style:style style:name="P41" style:family="paragraph" style:parent-style-name="Standard" style:list-style-name="WWNum17">
      <style:paragraph-properties fo:margin-left="0.5in" fo:margin-right="0in" fo:margin-top="0.0398in" fo:margin-bottom="0in" loext:contextual-spacing="false" fo:text-indent="-0.25in" style:auto-text-indent="false"/>
    </style:style>
    <style:style style:name="P42" style:family="paragraph" style:parent-style-name="Standard" style:list-style-name="WWNum5">
      <style:paragraph-properties fo:margin-left="0.5in" fo:margin-right="0in" fo:margin-top="0.0398in" fo:margin-bottom="0in" loext:contextual-spacing="false" fo:text-indent="-0.25in" style:auto-text-indent="false"/>
    </style:style>
    <style:style style:name="P43" style:family="paragraph" style:parent-style-name="Standard" style:list-style-name="WWNum10">
      <style:paragraph-properties fo:margin-left="0.5in" fo:margin-right="0in" fo:margin-top="0.0398in" fo:margin-bottom="0in" loext:contextual-spacing="false" fo:text-indent="-0.25in" style:auto-text-indent="false"/>
    </style:style>
    <style:style style:name="P44" style:family="paragraph" style:parent-style-name="Standard" style:list-style-name="WWNum29">
      <style:paragraph-properties fo:margin-left="0.5in" fo:margin-right="0in" fo:margin-top="0.0398in" fo:margin-bottom="0in" loext:contextual-spacing="false" fo:text-indent="-0.25in" style:auto-text-indent="false"/>
    </style:style>
    <style:style style:name="P45" style:family="paragraph" style:parent-style-name="Standard" style:list-style-name="WWNum26">
      <style:paragraph-properties fo:margin-left="0.5in" fo:margin-right="0in" fo:margin-top="0.0398in" fo:margin-bottom="0in" loext:contextual-spacing="false" fo:text-indent="-0.25in" style:auto-text-indent="false"/>
    </style:style>
    <style:style style:name="P46" style:family="paragraph" style:parent-style-name="Standard" style:list-style-name="WWNum22">
      <style:paragraph-properties fo:margin-left="0.5in" fo:margin-right="0in" fo:margin-top="0.0398in" fo:margin-bottom="0in" loext:contextual-spacing="false" fo:text-indent="-0.25in" style:auto-text-indent="false"/>
    </style:style>
    <style:style style:name="P47" style:family="paragraph" style:parent-style-name="Standard" style:list-style-name="WWNum9">
      <style:paragraph-properties fo:margin-left="0.5in" fo:margin-right="0in" fo:margin-top="0.0398in" fo:margin-bottom="0in" loext:contextual-spacing="false" fo:text-indent="-0.25in" style:auto-text-indent="false"/>
    </style:style>
    <style:style style:name="P48" style:family="paragraph" style:parent-style-name="Standard" style:list-style-name="WWNum1">
      <style:paragraph-properties fo:margin-left="0.5in" fo:margin-right="0in" fo:margin-top="0.0398in" fo:margin-bottom="0in" loext:contextual-spacing="false" fo:text-indent="-0.25in" style:auto-text-indent="false"/>
    </style:style>
    <style:style style:name="P49" style:family="paragraph" style:parent-style-name="Standard" style:list-style-name="WWNum13">
      <style:paragraph-properties fo:margin-left="0.5in" fo:margin-right="0in" fo:margin-top="0.0398in" fo:margin-bottom="0in" loext:contextual-spacing="false" fo:text-indent="-0.25in" style:auto-text-indent="false"/>
    </style:style>
    <style:style style:name="P50" style:family="paragraph" style:parent-style-name="Standard" style:list-style-name="WWNum24">
      <style:paragraph-properties fo:margin-left="0.5in" fo:margin-right="0in" fo:margin-top="0.0398in" fo:margin-bottom="0in" loext:contextual-spacing="false" fo:text-indent="-0.25in" style:auto-text-indent="false"/>
    </style:style>
    <style:style style:name="P51" style:family="paragraph" style:parent-style-name="Standard" style:list-style-name="WWNum7">
      <style:paragraph-properties fo:margin-left="0.5in" fo:margin-right="0in" fo:margin-top="0.0398in" fo:margin-bottom="0in" loext:contextual-spacing="false" fo:text-indent="-0.25in" style:auto-text-indent="false"/>
    </style:style>
    <style:style style:name="P52" style:family="paragraph" style:parent-style-name="Standard" style:list-style-name="WWNum2">
      <style:paragraph-properties fo:margin-left="0.5in" fo:margin-right="0in" fo:margin-top="0in" fo:margin-bottom="0in" loext:contextual-spacing="false" fo:text-indent="-0.25in" style:auto-text-indent="false"/>
    </style:style>
    <style:style style:name="P53" style:family="paragraph" style:parent-style-name="Standard" style:list-style-name="WWNum27">
      <style:paragraph-properties fo:margin-left="0.5in" fo:margin-right="0in" fo:margin-top="0in" fo:margin-bottom="0in" loext:contextual-spacing="false" fo:text-indent="-0.25in" style:auto-text-indent="false"/>
    </style:style>
    <style:style style:name="P54" style:family="paragraph" style:parent-style-name="Standard" style:list-style-name="WWNum28">
      <style:paragraph-properties fo:margin-left="0.5in" fo:margin-right="0in" fo:margin-top="0in" fo:margin-bottom="0in" loext:contextual-spacing="false" fo:text-indent="-0.25in" style:auto-text-indent="false"/>
    </style:style>
    <style:style style:name="P55" style:family="paragraph" style:parent-style-name="Standard" style:list-style-name="WWNum11">
      <style:paragraph-properties fo:margin-left="0.5in" fo:margin-right="0in" fo:margin-top="0in" fo:margin-bottom="0in" loext:contextual-spacing="false" fo:text-indent="-0.25in" style:auto-text-indent="false"/>
    </style:style>
    <style:style style:name="P56" style:family="paragraph" style:parent-style-name="Standard" style:list-style-name="WWNum18">
      <style:paragraph-properties fo:margin-left="0.5in" fo:margin-right="0in" fo:margin-top="0in" fo:margin-bottom="0in" loext:contextual-spacing="false" fo:text-indent="-0.25in" style:auto-text-indent="false"/>
    </style:style>
    <style:style style:name="P57" style:family="paragraph" style:parent-style-name="Standard" style:list-style-name="WWNum19">
      <style:paragraph-properties fo:margin-left="0.5in" fo:margin-right="0in" fo:margin-top="0in" fo:margin-bottom="0in" loext:contextual-spacing="false" fo:text-indent="-0.25in" style:auto-text-indent="false"/>
    </style:style>
    <style:style style:name="P58" style:family="paragraph" style:parent-style-name="Standard" style:list-style-name="WWNum12">
      <style:paragraph-properties fo:margin-left="0.5in" fo:margin-right="0in" fo:margin-top="0in" fo:margin-bottom="0in" loext:contextual-spacing="false" fo:text-indent="-0.25in" style:auto-text-indent="false"/>
    </style:style>
    <style:style style:name="P59" style:family="paragraph" style:parent-style-name="Standard" style:list-style-name="WWNum8">
      <style:paragraph-properties fo:margin-left="0.5in" fo:margin-right="0in" fo:margin-top="0in" fo:margin-bottom="0in" loext:contextual-spacing="false" fo:text-indent="-0.25in" style:auto-text-indent="false"/>
    </style:style>
    <style:style style:name="P60" style:family="paragraph" style:parent-style-name="Standard" style:list-style-name="WWNum3">
      <style:paragraph-properties fo:margin-left="0.5in" fo:margin-right="0in" fo:margin-top="0in" fo:margin-bottom="0in" loext:contextual-spacing="false" fo:text-indent="-0.25in" style:auto-text-indent="false"/>
    </style:style>
    <style:style style:name="P61" style:family="paragraph" style:parent-style-name="Standard" style:list-style-name="WWNum20">
      <style:paragraph-properties fo:margin-left="0.5in" fo:margin-right="0in" fo:margin-top="0in" fo:margin-bottom="0in" loext:contextual-spacing="false" fo:text-indent="-0.25in" style:auto-text-indent="false"/>
    </style:style>
    <style:style style:name="P62" style:family="paragraph" style:parent-style-name="Standard" style:list-style-name="WWNum15">
      <style:paragraph-properties fo:margin-left="0.5in" fo:margin-right="0in" fo:margin-top="0in" fo:margin-bottom="0in" loext:contextual-spacing="false" fo:text-indent="-0.25in" style:auto-text-indent="false"/>
    </style:style>
    <style:style style:name="P63" style:family="paragraph" style:parent-style-name="Standard" style:list-style-name="WWNum25">
      <style:paragraph-properties fo:margin-left="0.5in" fo:margin-right="0in" fo:margin-top="0in" fo:margin-bottom="0in" loext:contextual-spacing="false" fo:text-indent="-0.25in" style:auto-text-indent="false"/>
    </style:style>
    <style:style style:name="P64" style:family="paragraph" style:parent-style-name="Standard" style:list-style-name="WWNum4">
      <style:paragraph-properties fo:margin-left="0.5in" fo:margin-right="0in" fo:margin-top="0in" fo:margin-bottom="0in" loext:contextual-spacing="false" fo:text-indent="-0.25in" style:auto-text-indent="false"/>
    </style:style>
    <style:style style:name="P65" style:family="paragraph" style:parent-style-name="Standard" style:list-style-name="WWNum23">
      <style:paragraph-properties fo:margin-left="0.5in" fo:margin-right="0in" fo:margin-top="0in" fo:margin-bottom="0in" loext:contextual-spacing="false" fo:text-indent="-0.25in" style:auto-text-indent="false"/>
    </style:style>
    <style:style style:name="P66" style:family="paragraph" style:parent-style-name="Standard" style:list-style-name="WWNum17">
      <style:paragraph-properties fo:margin-left="0.5in" fo:margin-right="0in" fo:margin-top="0in" fo:margin-bottom="0in" loext:contextual-spacing="false" fo:text-indent="-0.25in" style:auto-text-indent="false"/>
    </style:style>
    <style:style style:name="P67" style:family="paragraph" style:parent-style-name="Standard" style:list-style-name="WWNum5">
      <style:paragraph-properties fo:margin-left="0.5in" fo:margin-right="0in" fo:margin-top="0in" fo:margin-bottom="0in" loext:contextual-spacing="false" fo:text-indent="-0.25in" style:auto-text-indent="false"/>
    </style:style>
    <style:style style:name="P68" style:family="paragraph" style:parent-style-name="Standard" style:list-style-name="WWNum29">
      <style:paragraph-properties fo:margin-left="0.5in" fo:margin-right="0in" fo:margin-top="0in" fo:margin-bottom="0in" loext:contextual-spacing="false" fo:text-indent="-0.25in" style:auto-text-indent="false"/>
    </style:style>
    <style:style style:name="P69" style:family="paragraph" style:parent-style-name="Standard" style:list-style-name="WWNum26">
      <style:paragraph-properties fo:margin-left="0.5in" fo:margin-right="0in" fo:margin-top="0in" fo:margin-bottom="0in" loext:contextual-spacing="false" fo:text-indent="-0.25in" style:auto-text-indent="false"/>
    </style:style>
    <style:style style:name="P70" style:family="paragraph" style:parent-style-name="Standard" style:list-style-name="WWNum22">
      <style:paragraph-properties fo:margin-left="0.5in" fo:margin-right="0in" fo:margin-top="0in" fo:margin-bottom="0in" loext:contextual-spacing="false" fo:text-indent="-0.25in" style:auto-text-indent="false"/>
    </style:style>
    <style:style style:name="P71" style:family="paragraph" style:parent-style-name="Standard" style:list-style-name="WWNum9">
      <style:paragraph-properties fo:margin-left="0.5in" fo:margin-right="0in" fo:margin-top="0in" fo:margin-bottom="0in" loext:contextual-spacing="false" fo:text-indent="-0.25in" style:auto-text-indent="false"/>
    </style:style>
    <style:style style:name="P72" style:family="paragraph" style:parent-style-name="Standard" style:list-style-name="WWNum13">
      <style:paragraph-properties fo:margin-left="0.5in" fo:margin-right="0in" fo:margin-top="0in" fo:margin-bottom="0in" loext:contextual-spacing="false" fo:text-indent="-0.25in" style:auto-text-indent="false"/>
    </style:style>
    <style:style style:name="P73" style:family="paragraph" style:parent-style-name="Standard" style:list-style-name="WWNum24">
      <style:paragraph-properties fo:margin-left="0.5in" fo:margin-right="0in" fo:margin-top="0in" fo:margin-bottom="0in" loext:contextual-spacing="false" fo:text-indent="-0.25in" style:auto-text-indent="false"/>
    </style:style>
    <style:style style:name="P74" style:family="paragraph" style:parent-style-name="Standard" style:list-style-name="WWNum7">
      <style:paragraph-properties fo:margin-left="0.5in" fo:margin-right="0in" fo:margin-top="0in" fo:margin-bottom="0in" loext:contextual-spacing="false" fo:text-indent="-0.25in" style:auto-text-indent="false"/>
    </style:style>
    <style:style style:name="P75" style:family="paragraph" style:parent-style-name="Standard" style:list-style-name="WWNum2">
      <style:paragraph-properties fo:margin-left="0.5in" fo:margin-right="0in" fo:margin-top="0in" fo:margin-bottom="0.0429in" loext:contextual-spacing="false" fo:text-indent="-0.25in" style:auto-text-indent="false"/>
    </style:style>
    <style:style style:name="P76" style:family="paragraph" style:parent-style-name="Standard" style:list-style-name="WWNum11">
      <style:paragraph-properties fo:margin-left="0.5in" fo:margin-right="0in" fo:margin-top="0in" fo:margin-bottom="0.0429in" loext:contextual-spacing="false" fo:text-indent="-0.25in" style:auto-text-indent="false"/>
    </style:style>
    <style:style style:name="P77" style:family="paragraph" style:parent-style-name="Standard" style:list-style-name="WWNum18">
      <style:paragraph-properties fo:margin-left="0.5in" fo:margin-right="0in" fo:margin-top="0in" fo:margin-bottom="0.0429in" loext:contextual-spacing="false" fo:text-indent="-0.25in" style:auto-text-indent="false"/>
    </style:style>
    <style:style style:name="P78" style:family="paragraph" style:parent-style-name="Standard" style:list-style-name="WWNum12">
      <style:paragraph-properties fo:margin-left="0.5in" fo:margin-right="0in" fo:margin-top="0in" fo:margin-bottom="0.0429in" loext:contextual-spacing="false" fo:text-indent="-0.25in" style:auto-text-indent="false"/>
    </style:style>
    <style:style style:name="P79" style:family="paragraph" style:parent-style-name="Standard" style:list-style-name="WWNum8">
      <style:paragraph-properties fo:margin-left="0.5in" fo:margin-right="0in" fo:margin-top="0in" fo:margin-bottom="0.0429in" loext:contextual-spacing="false" fo:text-indent="-0.25in" style:auto-text-indent="false"/>
    </style:style>
    <style:style style:name="P80" style:family="paragraph" style:parent-style-name="Standard" style:list-style-name="WWNum20">
      <style:paragraph-properties fo:margin-left="0.5in" fo:margin-right="0in" fo:margin-top="0in" fo:margin-bottom="0.0429in" loext:contextual-spacing="false" fo:text-indent="-0.25in" style:auto-text-indent="false"/>
    </style:style>
    <style:style style:name="P81" style:family="paragraph" style:parent-style-name="Standard" style:list-style-name="WWNum21">
      <style:paragraph-properties fo:margin-left="0.5in" fo:margin-right="0in" fo:margin-top="0in" fo:margin-bottom="0.0429in" loext:contextual-spacing="false" fo:text-indent="-0.25in" style:auto-text-indent="false"/>
    </style:style>
    <style:style style:name="P82" style:family="paragraph" style:parent-style-name="Standard" style:list-style-name="WWNum15">
      <style:paragraph-properties fo:margin-left="0.5in" fo:margin-right="0in" fo:margin-top="0in" fo:margin-bottom="0.0429in" loext:contextual-spacing="false" fo:text-indent="-0.25in" style:auto-text-indent="false"/>
    </style:style>
    <style:style style:name="P83" style:family="paragraph" style:parent-style-name="Standard" style:list-style-name="WWNum14">
      <style:paragraph-properties fo:margin-left="0.5in" fo:margin-right="0in" fo:margin-top="0in" fo:margin-bottom="0.0429in" loext:contextual-spacing="false" fo:text-indent="-0.25in" style:auto-text-indent="false"/>
    </style:style>
    <style:style style:name="P84" style:family="paragraph" style:parent-style-name="Standard" style:list-style-name="WWNum6">
      <style:paragraph-properties fo:margin-left="0.5in" fo:margin-right="0in" fo:margin-top="0in" fo:margin-bottom="0.0429in" loext:contextual-spacing="false" fo:text-indent="-0.25in" style:auto-text-indent="false"/>
    </style:style>
    <style:style style:name="P85" style:family="paragraph" style:parent-style-name="Standard" style:list-style-name="WWNum25">
      <style:paragraph-properties fo:margin-left="0.5in" fo:margin-right="0in" fo:margin-top="0in" fo:margin-bottom="0.0429in" loext:contextual-spacing="false" fo:text-indent="-0.25in" style:auto-text-indent="false"/>
    </style:style>
    <style:style style:name="P86" style:family="paragraph" style:parent-style-name="Standard" style:list-style-name="WWNum23">
      <style:paragraph-properties fo:margin-left="0.5in" fo:margin-right="0in" fo:margin-top="0in" fo:margin-bottom="0.0429in" loext:contextual-spacing="false" fo:text-indent="-0.25in" style:auto-text-indent="false"/>
    </style:style>
    <style:style style:name="P87" style:family="paragraph" style:parent-style-name="Standard" style:list-style-name="WWNum17">
      <style:paragraph-properties fo:margin-left="0.5in" fo:margin-right="0in" fo:margin-top="0in" fo:margin-bottom="0.0429in" loext:contextual-spacing="false" fo:text-indent="-0.25in" style:auto-text-indent="false"/>
    </style:style>
    <style:style style:name="P88" style:family="paragraph" style:parent-style-name="Standard" style:list-style-name="WWNum5">
      <style:paragraph-properties fo:margin-left="0.5in" fo:margin-right="0in" fo:margin-top="0in" fo:margin-bottom="0.0429in" loext:contextual-spacing="false" fo:text-indent="-0.25in" style:auto-text-indent="false"/>
    </style:style>
    <style:style style:name="P89" style:family="paragraph" style:parent-style-name="Standard" style:list-style-name="WWNum10">
      <style:paragraph-properties fo:margin-left="0.5in" fo:margin-right="0in" fo:margin-top="0in" fo:margin-bottom="0.0429in" loext:contextual-spacing="false" fo:text-indent="-0.25in" style:auto-text-indent="false"/>
    </style:style>
    <style:style style:name="P90" style:family="paragraph" style:parent-style-name="Standard" style:list-style-name="WWNum29">
      <style:paragraph-properties fo:margin-left="0.5in" fo:margin-right="0in" fo:margin-top="0in" fo:margin-bottom="0.0429in" loext:contextual-spacing="false" fo:text-indent="-0.25in" style:auto-text-indent="false"/>
    </style:style>
    <style:style style:name="P91" style:family="paragraph" style:parent-style-name="Standard" style:list-style-name="WWNum26">
      <style:paragraph-properties fo:margin-left="0.5in" fo:margin-right="0in" fo:margin-top="0in" fo:margin-bottom="0.0429in" loext:contextual-spacing="false" fo:text-indent="-0.25in" style:auto-text-indent="false"/>
    </style:style>
    <style:style style:name="P92" style:family="paragraph" style:parent-style-name="Standard" style:list-style-name="WWNum22">
      <style:paragraph-properties fo:margin-left="0.5in" fo:margin-right="0in" fo:margin-top="0in" fo:margin-bottom="0.0429in" loext:contextual-spacing="false" fo:text-indent="-0.25in" style:auto-text-indent="false"/>
    </style:style>
    <style:style style:name="P93" style:family="paragraph" style:parent-style-name="Standard" style:list-style-name="WWNum9">
      <style:paragraph-properties fo:margin-left="0.5in" fo:margin-right="0in" fo:margin-top="0in" fo:margin-bottom="0.0429in" loext:contextual-spacing="false" fo:text-indent="-0.25in" style:auto-text-indent="false"/>
    </style:style>
    <style:style style:name="P94" style:family="paragraph" style:parent-style-name="Standard" style:list-style-name="WWNum1">
      <style:paragraph-properties fo:margin-left="0.5in" fo:margin-right="0in" fo:margin-top="0in" fo:margin-bottom="0.0429in" loext:contextual-spacing="false" fo:text-indent="-0.25in" style:auto-text-indent="false"/>
    </style:style>
    <style:style style:name="P95" style:family="paragraph" style:parent-style-name="Standard" style:list-style-name="WWNum24">
      <style:paragraph-properties fo:margin-left="0.5in" fo:margin-right="0in" fo:margin-top="0in" fo:margin-bottom="0.0429in" loext:contextual-spacing="false" fo:text-indent="-0.25in" style:auto-text-indent="false"/>
    </style:style>
    <style:style style:name="P96" style:family="paragraph" style:parent-style-name="Standard" style:list-style-name="WWNum7">
      <style:paragraph-properties fo:margin-left="0.5in" fo:margin-right="0in" fo:margin-top="0in" fo:margin-bottom="0.0429in" loext:contextual-spacing="false" fo:text-indent="-0.25in" style:auto-text-indent="false"/>
    </style:style>
    <style:style style:name="P97" style:family="paragraph" style:parent-style-name="Standard" style:list-style-name="WWNum3">
      <style:paragraph-properties fo:margin-left="0.5in" fo:margin-right="0in" fo:text-indent="-0.25in" style:auto-text-indent="false"/>
    </style:style>
    <style:style style:name="P98" style:family="paragraph" style:parent-style-name="Standard" style:list-style-name="WWNum2">
      <style:paragraph-properties fo:margin-left="1in" fo:margin-right="0in" fo:margin-top="0in" fo:margin-bottom="0in" loext:contextual-spacing="false" fo:text-indent="-0.25in" style:auto-text-indent="false"/>
    </style:style>
    <style:style style:name="P99" style:family="paragraph" style:parent-style-name="Standard" style:list-style-name="WWNum27">
      <style:paragraph-properties fo:margin-left="1in" fo:margin-right="0in" fo:margin-top="0in" fo:margin-bottom="0in" loext:contextual-spacing="false" fo:text-indent="-0.25in" style:auto-text-indent="false"/>
    </style:style>
    <style:style style:name="P100" style:family="paragraph" style:parent-style-name="Standard" style:list-style-name="WWNum28">
      <style:paragraph-properties fo:margin-left="1in" fo:margin-right="0in" fo:margin-top="0in" fo:margin-bottom="0in" loext:contextual-spacing="false" fo:text-indent="-0.25in" style:auto-text-indent="false"/>
    </style:style>
    <style:style style:name="P101" style:family="paragraph" style:parent-style-name="Standard" style:list-style-name="WWNum19">
      <style:paragraph-properties fo:margin-left="1in" fo:margin-right="0in" fo:margin-top="0in" fo:margin-bottom="0in" loext:contextual-spacing="false" fo:text-indent="-0.25in" style:auto-text-indent="false"/>
    </style:style>
    <style:style style:name="P102" style:family="paragraph" style:parent-style-name="Standard" style:list-style-name="WWNum4">
      <style:paragraph-properties fo:margin-left="1in" fo:margin-right="0in" fo:margin-top="0in" fo:margin-bottom="0in" loext:contextual-spacing="false" fo:text-indent="-0.25in" style:auto-text-indent="false"/>
    </style:style>
    <style:style style:name="P103" style:family="paragraph" style:parent-style-name="Standard" style:list-style-name="WWNum13">
      <style:paragraph-properties fo:margin-left="1in" fo:margin-right="0in" fo:margin-top="0in" fo:margin-bottom="0in" loext:contextual-spacing="false" fo:text-indent="-0.25in" style:auto-text-indent="false"/>
    </style:style>
    <style:style style:name="P104" style:family="paragraph" style:parent-style-name="Standard" style:list-style-name="WWNum24">
      <style:paragraph-properties fo:margin-left="1in" fo:margin-right="0in" fo:margin-top="0in" fo:margin-bottom="0in" loext:contextual-spacing="false" fo:text-indent="-0.25in" style:auto-text-indent="false"/>
    </style:style>
    <style:style style:name="P105" style:family="paragraph" style:parent-style-name="Standard" style:list-style-name="WWNum27">
      <style:paragraph-properties fo:margin-left="1in" fo:margin-right="0in" fo:margin-top="0in" fo:margin-bottom="0.0429in" loext:contextual-spacing="false" fo:text-indent="-0.25in" style:auto-text-indent="false"/>
    </style:style>
    <style:style style:name="P106" style:family="paragraph" style:parent-style-name="Standard" style:list-style-name="WWNum28">
      <style:paragraph-properties fo:margin-left="1in" fo:margin-right="0in" fo:margin-top="0in" fo:margin-bottom="0.0429in" loext:contextual-spacing="false" fo:text-indent="-0.25in" style:auto-text-indent="false"/>
    </style:style>
    <style:style style:name="P107" style:family="paragraph" style:parent-style-name="Standard" style:list-style-name="WWNum19">
      <style:paragraph-properties fo:margin-left="1in" fo:margin-right="0in" fo:margin-top="0in" fo:margin-bottom="0.0429in" loext:contextual-spacing="false" fo:text-indent="-0.25in" style:auto-text-indent="false"/>
    </style:style>
    <style:style style:name="P108" style:family="paragraph" style:parent-style-name="Standard" style:list-style-name="WWNum4">
      <style:paragraph-properties fo:margin-left="1in" fo:margin-right="0in" fo:margin-top="0in" fo:margin-bottom="0.0429in" loext:contextual-spacing="false" fo:text-indent="-0.25in" style:auto-text-indent="false"/>
    </style:style>
    <style:style style:name="P109" style:family="paragraph" style:parent-style-name="Standard" style:list-style-name="WWNum13">
      <style:paragraph-properties fo:margin-left="1in" fo:margin-right="0in" fo:margin-top="0in" fo:margin-bottom="0.0429in" loext:contextual-spacing="false" fo:text-indent="-0.25in" style:auto-text-indent="false"/>
    </style:style>
    <style:style style:name="P110" style:family="paragraph" style:parent-style-name="Standard" style:list-style-name="WWNum28">
      <style:paragraph-properties fo:margin-left="1in" fo:margin-right="0in" fo:text-indent="-0.25in" style:auto-text-indent="false"/>
    </style:style>
    <style:style style:name="P111" style:family="paragraph" style:parent-style-name="Standard" style:list-style-name="WWNum3">
      <style:paragraph-properties fo:margin-left="1in" fo:margin-right="0in" fo:text-indent="-0.25in" style:auto-text-indent="false"/>
    </style:style>
    <style:style style:name="P1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4" style:family="paragraph" style:parent-style-name="Heading_20_1" style:list-style-name="WWNum16"/>
    <style:style style:name="P115" style:family="paragraph" style:parent-style-name="Heading_20_2" style:list-style-name="WWNum16"/>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font-weight-complex="bold"/>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font-weight-complex="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font-style-complex="normal" style:font-weight-complex="bold"/>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color="#dd1144"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6. Dominios con Windows Server</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5.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5</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6</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7</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9</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ch1iqiyus4sv" text:style-name="Index_20_Link" text:visited-style-name="Index_20_Link"><text:span text:style-name="T19">7.9 <text:s/>Plantillas de usuarios y plantillas de grupos<text:tab/>20</text:span></text:a></text:p>
          <text:p text:style-name="P16"><text:a xlink:type="simple" xlink:href="#_3j1au6hw3f2q" text:style-name="Index_20_Link" text:visited-style-name="Index_20_Link"><text:span text:style-name="T19">7.10 <text:s/>Gestión de unidades organizativas: interfaz gráfica<text:tab/>20</text:span></text:a></text:p>
          <text:p text:style-name="P16"><text:a xlink:type="simple" xlink:href="#_q7iqbgyaqkym" text:style-name="Index_20_Link" text:visited-style-name="Index_20_Link"><text:span text:style-name="T19">7.11 <text:s/>Gestión de unidades organizativas: PowerShell<text:tab/>21</text:span></text:a></text:p>
          <text:p text:style-name="P14"><text:a xlink:type="simple" xlink:href="#_op45pizava56" text:style-name="Index_20_Link" text:visited-style-name="Index_20_Link"><text:span text:style-name="T18">8. GPO (Group Policy Objects)<text:tab/>21</text:span></text:a></text:p>
          <text:p text:style-name="P16"><text:a xlink:type="simple" xlink:href="#_kn7fwqfx0g3r" text:style-name="Index_20_Link" text:visited-style-name="Index_20_Link"><text:span text:style-name="T19">8.1 <text:s/>¿Dónde se aplican las GPO?<text:tab/>22</text:span></text:a></text:p>
          <text:p text:style-name="P16"><text:a xlink:type="simple" xlink:href="#_mq3myk2qg3xi" text:style-name="Index_20_Link" text:visited-style-name="Index_20_Link"><text:span text:style-name="T19">8.2 <text:s/>Gestión de GPOs: interfaz gráfica<text:tab/>22</text:span></text:a></text:p>
          <text:p text:style-name="P16"><text:a xlink:type="simple" xlink:href="#_bvciyfxxy8mn" text:style-name="Index_20_Link" text:visited-style-name="Index_20_Link"><text:span text:style-name="T19">8.3 <text:s/>Gestión de GPOs: PowerShell<text:tab/>23</text:span></text:a></text:p>
          <text:p text:style-name="P14"><text:a xlink:type="simple" xlink:href="#_kba6qmetfnn8" text:style-name="Index_20_Link" text:visited-style-name="Index_20_Link"><text:span text:style-name="T18">9. Recomendaciones de seguridad al administrar Windows Server<text:tab/>23</text:span></text:a></text:p>
          <text:p text:style-name="P14"><text:a xlink:type="simple" xlink:href="#_1qzoyqqzkil0" text:style-name="Index_20_Link" text:visited-style-name="Index_20_Link"><text:span text:style-name="T18">10. Materiales de apoyo/ampliación<text:tab/>24</text:span></text:a></text:p>
          <text:p text:style-name="P14"><text:a xlink:type="simple" xlink:href="#_24rncrc957xj" text:style-name="Index_20_Link" text:visited-style-name="Index_20_Link"><text:span text:style-name="T18">11. Bibliografía<text:tab/>24</text:span></text:a></text:p>
        </text:index-body>
      </text:table-of-content>
      <text:p text:style-name="P13"/>
      <text:p text:style-name="P17"/>
      <text:p text:style-name="P18"><text:span text:style-name="T15">Unidad 06. Dominios con Windows Server</text:span></text:p>
      <text:list xml:id="list749843890" text:style-name="WWNum16">
        <text:list-item>
          <text:p text:style-name="P114"><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62051703469895" text:continue-numbering="true" text:style-name="WWNum16">
        <text:list-item>
          <text:p text:style-name="P114"><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53" text:visited-style-name="ListLabel_20_253"><text:span text:style-name="T22">Windows Server release information | Microsoft Learn</text:span></text:a>.</text:p>
      <text:list xml:id="list62050894183394" text:continue-numbering="true" text:style-name="WWNum16">
        <text:list-item>
          <text:p text:style-name="P114"><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1702040129" text:style-name="WWNum2">
        <text:list-item>
          <text:p text:style-name="P24"><text:span text:style-name="T11">Iniciar la Instalación</text:span>: inserta el medio de instalación y reinicia el servidor. El proceso de instalación se iniciará desde el medio. </text:p>
          <text:list>
            <text:list-item>
              <text:p text:style-name="P98">Asegúrate de seleccionar la edición adecuada de Windows Server 2022 durante el proceso de instalación.</text:p>
            </text:list-item>
          </text:list>
        </text:list-item>
        <text:list-item>
          <text:p text:style-name="P52"><text:span text:style-name="T11">Seleccionar el Idioma y la Distribución del Teclado.</text:span></text:p>
        </text:list-item>
        <text:list-item>
          <text:p text:style-name="P52"><text:span text:style-name="T11">Seleccionar el Tipo de Instalación</text:span>: Puedes elegir entre una instalación personalizada o una actualización, según tus necesidades. </text:p>
          <text:list>
            <text:list-item>
              <text:p text:style-name="P98"><text:span text:style-name="T24">Para una instalación nueva, selecciona "Personalizada".</text:span></text:p>
            </text:list-item>
          </text:list>
        </text:list-item>
        <text:list-item>
          <text:p text:style-name="P52"><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98">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52"><text:span text:style-name="T11">Configurar Opciones de Red y Región.</text:span></text:p>
        </text:list-item>
        <text:list-item>
          <text:p text:style-name="P52"><text:span text:style-name="T11">Crear una Contraseña del Administrador</text:span>.</text:p>
        </text:list-item>
        <text:list-item>
          <text:p text:style-name="P52"><text:span text:style-name="T11">Finalizar la Instalación</text:span>: una vez completada, el servidor se reiniciará y estarás listo para comenzar la configuración inicial y la administración del servidor.</text:p>
        </text:list-item>
        <text:list-item>
          <text:p text:style-name="P75"><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62051554784602" text:continue-list="list62050894183394" text:style-name="WWNum16">
        <text:list-item>
          <text:p text:style-name="P114"><text:bookmark text:name="_c30h6ovueuad"/>Post Instalación de Windows Server</text:p>
        </text:list-item>
      </text:list>
      <text:p text:style-name="Standard">A continuación mencionamos algunos pasos a tener en cuenta en la post instalación de Windows Server.</text:p>
      <text:list xml:id="list62050455547408" text:continue-numbering="true" text:style-name="WWNum16">
        <text:list-item>
          <text:list>
            <text:list-item>
              <text:p text:style-name="P115"><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12"><text:span text:style-name="T12"><text:s/>❕</text:span><text:span text:style-name="T13"> </text:span><text:span text:style-name="T11">Atención: </text:span><text:s/>existe diversas formas de acceder al editor de directivas de seguridad locales, pero una de las formas más prácticas es presionar “Win + R” y escribir “secpol.msc” y pulsar intro.</text:p>
      <text:p text:style-name="Standard">A continuación, se proporciona un resumen de las directivas de seguridad locales en Windows Server:</text:p>
      <text:list xml:id="list1349018581" text:style-name="WWNum27">
        <text:list-item>
          <text:p text:style-name="P25"><text:span text:style-name="T11">Directivas de Contraseña:</text:span></text:p>
          <text:list>
            <text:list-item>
              <text:p text:style-name="P99">Establecer reglas para contraseñas, como longitud mínima y complejidad.</text:p>
            </text:list-item>
            <text:list-item>
              <text:p text:style-name="P99">Definir políticas de bloqueo de cuentas después de varios intentos fallidos de inicio de sesión.</text:p>
            </text:list-item>
            <text:list-item>
              <text:p text:style-name="P99">Configurar la duración máxima de las contraseñas y la historia de contraseñas anteriores.</text:p>
            </text:list-item>
          </text:list>
        </text:list-item>
        <text:list-item>
          <text:p text:style-name="P53"><text:span text:style-name="T11">Directivas de Bloqueo de Cuenta:</text:span></text:p>
          <text:list>
            <text:list-item>
              <text:p text:style-name="P99">Controlar cuántos intentos fallidos de inicio de sesión se permiten antes de bloquear una cuenta.</text:p>
            </text:list-item>
            <text:list-item>
              <text:p text:style-name="P99">Establecer la duración del bloqueo de la cuenta.</text:p>
            </text:list-item>
          </text:list>
        </text:list-item>
        <text:list-item>
          <text:p text:style-name="P53"><text:span text:style-name="T11">Directivas de Auditoría:</text:span></text:p>
          <text:list>
            <text:list-item>
              <text:p text:style-name="P99">Determinar qué eventos del sistema se registran y qué eventos se ignoran.</text:p>
            </text:list-item>
            <text:list-item>
              <text:p text:style-name="P99">Configurar la ruta de los registros de eventos de seguridad.</text:p>
            </text:list-item>
          </text:list>
        </text:list-item>
        <text:list-item>
          <text:p text:style-name="P53"><text:soft-page-break/><text:span text:style-name="T11">Directivas de Control de Acceso a Objetos:</text:span></text:p>
          <text:list>
            <text:list-item>
              <text:p text:style-name="P99">Definir permisos y restricciones de acceso a archivos, carpetas y recursos del sistema.</text:p>
            </text:list-item>
            <text:list-item>
              <text:p text:style-name="P99">Controlar quién tiene acceso y qué tipo de acceso tienen los usuarios y grupos.</text:p>
            </text:list-item>
          </text:list>
        </text:list-item>
        <text:list-item>
          <text:p text:style-name="P53"><text:span text:style-name="T11">Directivas de Bloqueo de Programas:</text:span></text:p>
          <text:list>
            <text:list-item>
              <text:p text:style-name="P99">Restringir la ejecución de ciertos programas o scripts no autorizados.</text:p>
            </text:list-item>
            <text:list-item>
              <text:p text:style-name="P99">Evitar que se ejecuten aplicaciones no deseadas o potencialmente peligrosas.</text:p>
            </text:list-item>
          </text:list>
        </text:list-item>
        <text:list-item>
          <text:p text:style-name="P53"><text:span text:style-name="T11">Directivas de Política de Seguridad Local:</text:span></text:p>
          <text:list>
            <text:list-item>
              <text:p text:style-name="P99">Configurar opciones de seguridad generales, como el nivel de seguridad de contraseñas o el modo de inicio de sesión interactivo.</text:p>
            </text:list-item>
            <text:list-item>
              <text:p text:style-name="P99">Establecer directivas de seguridad específicas para el sistema.</text:p>
            </text:list-item>
          </text:list>
        </text:list-item>
        <text:list-item>
          <text:p text:style-name="P53"><text:span text:style-name="T11">Directivas de Seguridad de Red:</text:span></text:p>
          <text:list>
            <text:list-item>
              <text:p text:style-name="P99">Controlar la comunicación de red, incluyendo reglas de firewall, seguridad de IPSec y configuración de autenticación de red.</text:p>
            </text:list-item>
          </text:list>
        </text:list-item>
        <text:list-item>
          <text:p text:style-name="P53"><text:span text:style-name="T11">Directivas de Autenticación:</text:span></text:p>
          <text:list>
            <text:list-item>
              <text:p text:style-name="P99">Definir las opciones de autenticación, como autenticación de contraseña, autenticación de tarjeta inteligente o autenticación de huella digital.</text:p>
            </text:list-item>
          </text:list>
        </text:list-item>
        <text:list-item>
          <text:p text:style-name="P53"><text:span text:style-name="T11">Directivas de Control de Servicios:</text:span></text:p>
          <text:list>
            <text:list-item>
              <text:p text:style-name="P99">Administrar los servicios y controlar quién puede iniciar, detener o pausar servicios específicos.</text:p>
            </text:list-item>
          </text:list>
        </text:list-item>
        <text:list-item>
          <text:p text:style-name="P53"><text:span text:style-name="T11">Directivas de BitLocker:</text:span></text:p>
          <text:list>
            <text:list-item>
              <text:p text:style-name="P99">Configurar la encriptación de disco completo con BitLocker y definir políticas relacionadas con la administración de claves.</text:p>
            </text:list-item>
          </text:list>
        </text:list-item>
        <text:list-item>
          <text:p text:style-name="P53"><text:span text:style-name="T11">Directivas de Seguridad Avanzada:</text:span></text:p>
          <text:list>
            <text:list-item>
              <text:p text:style-name="P105">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62050008924179" text:continue-list="list62050455547408" text:style-name="WWNum16">
        <text:list-item>
          <text:list>
            <text:list-item>
              <text:p text:style-name="P115"><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4">No vamos a trabajar con todos los roles. Aquí, con fin putamente informativo, indicamos un resumen de los roles más importantes en Windows Server:</text:span></text:p>
      <text:p text:style-name="Standard"/>
      <text:list xml:id="list221545958" text:style-name="WWNum28">
        <text:list-item>
          <text:p text:style-name="P26"><text:span text:style-name="T11">Roles de Servidor:</text:span></text:p>
          <text:list>
            <text:list-item>
              <text:p text:style-name="P100"><text:span text:style-name="T11">Servidor de archivos:</text:span> Proporciona servicios de almacenamiento y permite compartir archivos y carpetas en la red.</text:p>
            </text:list-item>
            <text:list-item>
              <text:p text:style-name="P100"><text:span text:style-name="T11">Servidor web (IIS):</text:span> Permite alojar sitios web y aplicaciones web en el servidor.</text:p>
            </text:list-item>
            <text:list-item>
              <text:p text:style-name="P100"><text:span text:style-name="T11">Servidor DNS:</text:span> Gestiona la resolución de nombres de dominio en la red.</text:p>
            </text:list-item>
            <text:list-item>
              <text:p text:style-name="P100"><text:span text:style-name="T11">Servidor DHCP:</text:span> Proporciona configuraciones de red automáticas a dispositivos en la red.</text:p>
            </text:list-item>
            <text:list-item>
              <text:p text:style-name="P100"><text:span text:style-name="T11">Servidor de impresión:</text:span> Facilita la administración de impresoras y tareas de impresión en la red.</text:p>
            </text:list-item>
          </text:list>
        </text:list-item>
        <text:list-item>
          <text:p text:style-name="P54"><text:span text:style-name="T11">Roles de Infraestructura:</text:span></text:p>
          <text:list>
            <text:list-item>
              <text:p text:style-name="P100"><text:span text:style-name="T11">Servidor de control de dominio (Active Directory):</text:span> Administra la autenticación y la administración centralizada de usuarios, grupos y recursos en una red.</text:p>
            </text:list-item>
            <text:list-item>
              <text:p text:style-name="P100"><text:span text:style-name="T11">Servidor de certificados:</text:span> Facilita la administración y emisión de certificados digitales.</text:p>
            </text:list-item>
            <text:list-item>
              <text:p text:style-name="P100"><text:span text:style-name="T11">Servidor de directivas de acceso en red (NPS):</text:span> Permite la autenticación de usuarios y dispositivos en la red.</text:p>
            </text:list-item>
            <text:list-item>
              <text:p text:style-name="P100"><text:span text:style-name="T11">Servidor de administración de derechos:</text:span> Gestiona la administración de derechos digitales para proteger contenido.</text:p>
            </text:list-item>
            <text:list-item>
              <text:p text:style-name="P110"><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100"><text:span text:style-name="T11">Servidor de base de datos (SQL Server):</text:span> Proporciona servicios de gestión de bases de datos.</text:p>
            </text:list-item>
            <text:list-item>
              <text:p text:style-name="P100"><text:span text:style-name="T11">Servidor de aplicaciones: </text:span>Aloja aplicaciones empresariales personalizadas.</text:p>
            </text:list-item>
            <text:list-item>
              <text:p text:style-name="P100"><text:span text:style-name="T11">Servidor de virtualización (Hyper-V):</text:span> Permite la virtualización de servidores y recursos.</text:p>
            </text:list-item>
          </text:list>
        </text:list-item>
        <text:list-item>
          <text:p text:style-name="P54"><text:span text:style-name="T11">Roles de Almacenamiento y Archivo:</text:span></text:p>
          <text:list>
            <text:list-item>
              <text:p text:style-name="P100"><text:span text:style-name="T11">Servidor de archivos y almacenamiento:</text:span> Proporciona funciones de almacenamiento y compartición de archivos avanzadas.</text:p>
            </text:list-item>
            <text:list-item>
              <text:p text:style-name="P100"><text:span text:style-name="T11">Servidor de copia de seguridad:</text:span> Administra y automatiza las copias de seguridad de datos.</text:p>
            </text:list-item>
          </text:list>
        </text:list-item>
        <text:list-item>
          <text:p text:style-name="P54"><text:span text:style-name="T11">Roles de Administración y Monitorización:</text:span></text:p>
          <text:list>
            <text:list-item>
              <text:p text:style-name="P100"><text:span text:style-name="T11">Servidor de administración central:</text:span> Facilita la administración centralizada de múltiples servidores.</text:p>
            </text:list-item>
            <text:list-item>
              <text:p text:style-name="P100"><text:span text:style-name="T11">Servidor de supervisión:</text:span> Controla y registra el rendimiento y la disponibilidad de recursos y servicios.</text:p>
            </text:list-item>
          </text:list>
        </text:list-item>
        <text:list-item>
          <text:p text:style-name="P54"><text:span text:style-name="T11">Roles de Red y Acceso Remoto:</text:span></text:p>
          <text:list>
            <text:list-item>
              <text:p text:style-name="P100"><text:span text:style-name="T11">Servidor VPN:</text:span> Proporciona acceso seguro a la red para usuarios remotos.</text:p>
            </text:list-item>
            <text:list-item>
              <text:p text:style-name="P106"><text:span text:style-name="T11">Servidor de equilibrio de carga:</text:span> Distribuye el tráfico de red entre varios servidores para mejorar la disponibilidad y el rendimiento.</text:p>
            </text:list-item>
          </text:list>
        </text:list-item>
      </text:list>
      <text:list xml:id="list62051845416094" text:continue-list="list62050008924179" text:style-name="WWNum16">
        <text:list-item>
          <text:list>
            <text:list-item>
              <text:p text:style-name="P115"><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1783341586" text:style-name="WWNum11">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5"><text:soft-page-break/>Creación y Formateo de Particiones: Los administradores pueden crear nuevas particiones en discos, formatear particiones con sistemas de archivos como NTFS y FAT, y asignar letras de unidad a las particiones.</text:p>
        </text:list-item>
        <text:list-item>
          <text:p text:style-name="P55">Administración de Volúmenes: Es posible crear volúmenes simples, volúmenes espejo, volúmenes RAID-5 y volúmenes RAID-0, y administrar su tamaño y estado.</text:p>
        </text:list-item>
        <text:list-item>
          <text:p text:style-name="P55">Gestión de Letras de Unidad y Puntos de Montaje: Se pueden asignar letras de unidad a particiones o usar puntos de montaje para acceder a volúmenes en rutas específicas.</text:p>
        </text:list-item>
        <text:list-item>
          <text:p text:style-name="P76">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2545119183" text:style-name="WWNum18">
        <text:list-item>
          <text:p text:style-name="P28">Cuotas de Disco: Las cuotas de disco son límites que se aplican a la cantidad de espacio en disco que los usuarios o grupos pueden consumir en un volumen específico.</text:p>
        </text:list-item>
        <text:list-item>
          <text:p text:style-name="P56">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7">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1037825801" text:style-name="WWNum19">
        <text:list-item>
          <text:p text:style-name="P29"><text:span text:style-name="T11">RAID 0 (Striping):</text:span></text:p>
          <text:list>
            <text:list-item>
              <text:p text:style-name="P101">Rendimiento: Alto.</text:p>
            </text:list-item>
            <text:list-item>
              <text:p text:style-name="P101">Redundancia: Ninguna.</text:p>
            </text:list-item>
            <text:list-item>
              <text:p text:style-name="P101">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7"><text:span text:style-name="T11">RAID 1 (Mirroring):</text:span></text:p>
          <text:list>
            <text:list-item>
              <text:p text:style-name="P101">Rendimiento: Moderado (lectura), igual que el disco más lento (escritura).</text:p>
            </text:list-item>
            <text:list-item>
              <text:p text:style-name="P101">Redundancia: Alta.</text:p>
            </text:list-item>
            <text:list-item>
              <text:p text:style-name="P101">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7"><text:span text:style-name="T11">RAID 5 (Striping con Paridad):</text:span></text:p>
          <text:list>
            <text:list-item>
              <text:p text:style-name="P101">Rendimiento: Moderado (lectura y escritura).</text:p>
            </text:list-item>
            <text:list-item>
              <text:p text:style-name="P101">Redundancia: Moderada.</text:p>
            </text:list-item>
            <text:list-item>
              <text:p text:style-name="P101">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7"><text:span text:style-name="T11">RAID 10 (Combinación de Mirroring y Striping):</text:span></text:p>
          <text:list>
            <text:list-item>
              <text:p text:style-name="P101">Rendimiento: Alto (lectura y escritura).</text:p>
            </text:list-item>
            <text:list-item>
              <text:p text:style-name="P101">Redundancia: Alta.</text:p>
            </text:list-item>
            <text:list-item>
              <text:p text:style-name="P107">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62050701976388" text:continue-list="list62051845416094" text:style-name="WWNum16">
        <text:list-item>
          <text:p text:style-name="P114"><text:bookmark text:name="_tgmv7yvou7p5"/>Directorio activo y dominios</text:p>
          <text:list>
            <text:list-item>
              <text:p text:style-name="P115"><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53" text:visited-style-name="ListLabel_20_253"><text:span text:style-name="T22">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62051061557845" text:continue-numbering="true" text:style-name="WWNum16">
        <text:list-item>
          <text:list>
            <text:list-item>
              <text:p text:style-name="P115"><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12"><text:span text:style-name="T10"><text:s/>📖 </text:span><text:span text:style-name="T11">Importante: </text:span>las “ACL” están compuestas por distintas “ACE”. Mediante estas “ACE” indican quién puede o no acceder a un recurso del sistema.</text:p>
      <text:list xml:id="list62049971192397" text:continue-numbering="true" text:style-name="WWNum16">
        <text:list-item>
          <text:list>
            <text:list-item>
              <text:p text:style-name="P115"><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62051038850749" text:continue-numbering="true" text:style-name="WWNum16">
        <text:list-item>
          <text:list>
            <text:list-item>
              <text:p text:style-name="P115"><text:bookmark text:name="_ja4ctdp0rw7"/><text:soft-page-break/>Árbol de dominios</text:p>
            </text:list-item>
          </text:list>
        </text:list-item>
      </text:list>
      <text:p text:style-name="P23">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62049818307499" text:continue-numbering="true" text:style-name="WWNum16">
        <text:list-item>
          <text:list>
            <text:list-item>
              <text:p text:style-name="P115"><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12"><text:span text:style-name="T12"><text:s/>❕</text:span><text:span text:style-name="T13"> </text:span><text:span text:style-name="T11">Atención: </text:span>durante las actividades de este curso, trabajaremos únicamente con un único bosque.</text:p>
      <text:list xml:id="list62050534518586" text:continue-numbering="true" text:style-name="WWNum16">
        <text:list-item>
          <text:list>
            <text:list-item>
              <text:p text:style-name="P115"><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62049965536874" text:continue-numbering="true" text:style-name="WWNum16">
        <text:list-item>
          <text:list>
            <text:list-item>
              <text:p text:style-name="P115"><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12"><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62051780025504" text:continue-numbering="true" text:style-name="WWNum16">
        <text:list-item>
          <text:list>
            <text:list-item>
              <text:p text:style-name="P115"><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1111649088" text:style-name="WWNum12">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8"><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8"><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62050076167944" text:continue-list="list62051780025504" text:style-name="WWNum16">
        <text:list-item>
          <text:p text:style-name="P114"><text:bookmark text:name="_bu3tk68vr7in"/>Gestión de dominios: Creación y despliegue</text:p>
          <text:list>
            <text:list-item>
              <text:p text:style-name="P115"><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1770477075" text:style-name="WWNum8">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9">Luego, se configura el particionado del disco, lo que implica seleccionar el disco o partición en el cual se instalará el sistema operativo y definir su tamaño y formato.</text:p>
        </text:list-item>
        <text:list-item>
          <text:p text:style-name="P59">Después, se establece la configuración de fecha y hora para garantizar la sincronización adecuada del servidor con la red y otros dispositivos.</text:p>
        </text:list-item>
        <text:list-item>
          <text:p text:style-name="P79">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62051556853911" text:continue-list="list62050076167944" text:style-name="WWNum16">
        <text:list-item>
          <text:list>
            <text:list-item>
              <text:p text:style-name="P115"><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2090732838" text:style-name="WWNum3">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60">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60">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60">Generalmente, nuestro servidor también requerirá que instalemos otros roles para el correcto funcionamiento del dominio, como el rol de "Servidor DNS" o el rol de "Servidor DHCP".</text:p>
        </text:list-item>
        <text:list-item>
          <text:p text:style-name="P97">La creación del dominio incluirá los siguientes pasos:</text:p>
          <text:list>
            <text:list-item>
              <text:p text:style-name="P111">Elegir si queremos unirlo a un bosque existente, crear un nuevo bosque o si este controlador será un controlador adicional de dominio.</text:p>
            </text:list-item>
            <text:list-item>
              <text:p text:style-name="P111">Especificar el nombre del dominio.</text:p>
            </text:list-item>
            <text:list-item>
              <text:p text:style-name="P111">Seleccionar el nivel de funcionalidad del dominio, lo cual determina la compatibilidad con otras versiones de Windows Server 20XX.</text:p>
            </text:list-item>
            <text:list-item>
              <text:p text:style-name="P111">Decidir si deseamos que nuestro servidor también funcione como servidor DNS del dominio (generalmente recomendado).</text:p>
            </text:list-item>
            <text:list-item>
              <text:p text:style-name="P111">Establecer una contraseña para la cuenta de administrador del dominio.</text:p>
            </text:list-item>
          </text:list>
        </text:list-item>
        <text:list-item>
          <text:p text:style-name="P97">Después de instalar el software y reiniciar el servidor, se mostrarán notificaciones de configuración que debemos atender. En ellas, seleccionaremos la opción "Promover este servidor a controlador de dominio".</text:p>
        </text:list-item>
      </text:list>
      <text:p text:style-name="P112"><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62051625072561" text:continue-list="list62051556853911" text:style-name="WWNum16">
        <text:list-item>
          <text:list>
            <text:list-item>
              <text:p text:style-name="P115"><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Standard"/>
      <text:p text:style-name="Standard"/>
      <text:p text:style-name="P112"><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4">Gestión de IP Fija con PowerShell (si procede)</text:span></text:p>
      <text:p text:style-name="Standard"><text:soft-page-break/>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13"><text:span text:style-name="T25">Get-NetAdapter</text:span></text:p>
          </table:table-cell>
        </table:table-row>
      </table:table>
      <text:p text:style-name="Standard">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113"><text:span text:style-name="T25">(Get-NetIPAddress -InterfaceAlias </text:span><text:span text:style-name="T26">"NombreInterfaz"</text:span><text:span text:style-name="T25">).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13"><text:span text:style-name="T25">New-NetIPAddress -InterfaceAlias </text:span><text:span text:style-name="T26">"NombreInterfaz"</text:span><text:span text:style-name="T25"> -IPAddress </text:span><text:span text:style-name="T26">"DirecciónIP"</text:span><text:span text:style-name="T25"> -PrefixLength </text:span><text:span text:style-name="T26">"LongitudPrefijo"</text:span><text:span text:style-name="T25"> -DefaultGateway </text:span><text:span text:style-name="T26">"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text:span text:style-name="T24">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13"><text:span text:style-name="T25">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13"><text:span text:style-name="T25">Install-ADDSForest -DomainName </text:span><text:span text:style-name="T26">"serra.com"</text:span><text:span text:style-name="T25"> -DomainNetbiosName </text:span><text:span text:style-name="T26">"SERRA"</text:span><text:span text:style-name="T25"> -DomainMode </text:span><text:span text:style-name="T26">"WinThreshold"</text:span><text:span text:style-name="T25"> -ForestMode </text:span><text:span text:style-name="T26">"WinThreshold"</text:span><text:span text:style-name="T25">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1373518440" text:style-name="WWNum20">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61"><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61"><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61"><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61"><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80"><text:span text:style-name="T11">-Force:</text:span> Este parámetro permite forzar la ejecución del comando sin solicitar confirmación adicional. Úsalo con precaución, ya que evita que se realicen verificaciones importantes.</text:p>
        </text:list-item>
      </text:list>
      <text:p text:style-name="P112"><text:span text:style-name="T12"><text:s/>❕</text:span><text:span text:style-name="T13"> </text:span><text:span text:style-name="T11">Atención: </text:span>utiliza este comando y otros que afecten a Windows <text:s/>sabiendo que está haciendo y revisando previamente a ejecutarlo que todo sea correcto.</text:p>
      <text:list xml:id="list62051405849465" text:continue-list="list62051625072561" text:style-name="WWNum16">
        <text:list-item>
          <text:list>
            <text:list-item>
              <text:p text:style-name="P115"><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12"><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4">Si las credenciales son válidas y el proceso es exitoso, se deberá reiniciar el equipo para completar la unión al dominio.</text:span></text:p>
      <text:list xml:id="list62049796387663" text:continue-numbering="true" text:style-name="WWNum16">
        <text:list-item>
          <text:list>
            <text:list-item>
              <text:p text:style-name="P115"><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13"><text:span text:style-name="T25">Set-DnsClientServerAddress -InterfaceAlias </text:span><text:span text:style-name="T26">"NombreInterfaz"</text:span><text:span text:style-name="T25"> -ServerAddresses </text:span><text:span text:style-name="T26">"ServidorDNS1"</text:span><text:span text:style-name="T25">, </text:span><text:span text:style-name="T26">"ServidorDNS2"</text:span></text:p>
          </table:table-cell>
        </table:table-row>
      </table:table>
      <text:p text:style-name="Standard">Donde “ServidorDNS1” y “ServidorDNS2” son las IPs de los servidores DNS.</text:p>
      <text:p text:style-name="P112"><text:span text:style-name="T12"><text:s/>❕</text:span><text:span text:style-name="T13"> </text:span><text:span text:style-name="T11">Atención: </text:span>generalmente, colocarás como IP del servidor DNS, la IP de Windows Server.</text:p>
      <text:p text:style-name="Standard">Tras ello, unimos e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13"><text:span text:style-name="T27">Add-Computer</text:span><text:span text:style-name="T25"> -DomainName </text:span><text:span text:style-name="T26">"NombreDominio"</text:span><text:span text:style-name="T25"> -Credential </text:span><text:span text:style-name="T26">"NombreDominio\UsuarioAdmin"</text:span></text:p>
          </table:table-cell>
        </table:table-row>
      </table:table>
      <text:p text:style-name="Standard">Donde:</text:p>
      <text:list xml:id="list2285887992" text:style-name="WWNum21">
        <text:list-item>
          <text:p text:style-name="P34"><text:span text:style-name="T11">DomainName "NombreDominio":</text:span> Especifica el nombre del dominio al que se desea unir el cliente. Reemplaza "NombreDominio" con el nombre del dominio correspondiente.</text:p>
        </text:list-item>
        <text:list-item>
          <text:p text:style-name="P81"><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4">Si las credenciales son válidas y el proceso es exitoso, se deberá reiniciar el equipo para completar la unión al dominio.</text:span></text:p>
      <text:list xml:id="list62050298801158" text:continue-list="list62049796387663" text:style-name="WWNum16">
        <text:list-item>
          <text:list>
            <text:list-item>
              <text:p text:style-name="P115"><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herramientasque facilitan la unión de clientes Linux a un dominio Windows. Una de las fórmulas más populares es la de utilizar las herramientas <text:span text:style-name="T11">SSSD (System Security Services Daemon) y “realmd”</text:span>. Estas herramientas proporciona un conjunto de servicios para integrar sistemas Linux con servicios de directorio, como Active Directory. En los siguientes enlaces explica su uso:</text:p>
      <text:list xml:id="list3509632495" text:style-name="WWNum15">
        <text:list-item>
          <text:p text:style-name="P35"><text:a xlink:type="simple" xlink:href="https://blog.netwrix.com/2022/11/01/join-linux-hosts-to-active-directory-domain/" text:style-name="ListLabel_20_253" text:visited-style-name="ListLabel_20_253"><text:span text:style-name="T22">https://blog.netwrix.com/2022/11/01/join-linux-hosts-to-active-directory-domain/</text:span></text:a></text:p>
        </text:list-item>
        <text:list-item>
          <text:p text:style-name="P62"><text:a xlink:type="simple" xlink:href="https://somebooks.es/unir-un-cliente-ubuntu-20-04-a-un-dominio-de-active-directory-sobre-windows-server-2019-parte-1/" text:style-name="ListLabel_20_253" text:visited-style-name="ListLabel_20_253"><text:span text:style-name="T22">https://somebooks.es/unir-un-cliente-ubuntu-20-04-a-un-dominio-de-active-directory-sobre-windows-server-2019-parte-1/</text:span></text:a></text:p>
        </text:list-item>
        <text:list-item>
          <text:p text:style-name="P82"><text:a xlink:type="simple" xlink:href="https://somebooks.es/unir-un-cliente-ubuntu-20-04-a-un-dominio-de-active-directory-sobre-windows-server-2019-parte-2/" text:style-name="ListLabel_20_253" text:visited-style-name="ListLabel_20_253"><text:span text:style-name="T22">https://somebooks.es/unir-un-cliente-ubuntu-20-04-a-un-dominio-de-active-directory-sobre-windows-server-2019-parte-2/</text:span></text:a></text:p>
        </text:list-item>
      </text:list>
      <text:p text:style-name="Standard">Como la configuración es algo tediosa, existen scripts que permiten automatizar esta tarea. Aquí algunos de los más populares:</text:p>
      <text:list xml:id="list2724377419" text:style-name="WWNum14">
        <text:list-item>
          <text:p text:style-name="P36"><text:a xlink:type="simple" xlink:href="https://github.com/PierreGode/Linux-Active-Directory-join-script" text:style-name="ListLabel_20_253" text:visited-style-name="ListLabel_20_253"><text:span text:style-name="T22">https://github.com/PierreGode/Linux-Active-Directory-join-script</text:span></text:a></text:p>
        </text:list-item>
        <text:list-item>
          <text:p text:style-name="P83"><text:a xlink:type="simple" xlink:href="https://github.com/rfinotti/join_domain" text:style-name="ListLabel_20_253" text:visited-style-name="ListLabel_20_253"><text:span text:style-name="T22">https://github.com/rfinotti/join_domain</text:span></text:a></text:p>
        </text:list-item>
      </text:list>
      <text:list xml:id="list62051192583809" text:continue-list="list62050298801158" text:style-name="WWNum16">
        <text:list-item>
          <text:p text:style-name="P114"><text:bookmark text:name="_qvkrhhazhh89"/><text:s/>Gestión de dominios: Gestión de usuarios, grupos y unidades organizativas</text:p>
          <text:list>
            <text:list-item>
              <text:p text:style-name="P115"><text:bookmark text:name="_et5rp5x5ytt4"/>Usuarios y grupos locales de una máquina</text:p>
            </text:list-item>
          </text:list>
        </text:list-item>
      </text:list>
      <text:p text:style-name="Standard">Los usuarios y grupos locales en una máquina<text:span text:style-name="T24">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4">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Standard"/>
      <text:p text:style-name="P112"><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62051323234539" text:continue-numbering="true" text:style-name="WWNum16">
        <text:list-item>
          <text:list>
            <text:list-item>
              <text:p text:style-name="P115"><text:bookmark text:name="_kuazfs5kpuvi"/><text:soft-page-break/>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12"><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62050289332370" text:continue-numbering="true" text:style-name="WWNum16">
        <text:list-item>
          <text:list>
            <text:list-item>
              <text:p text:style-name="P115"><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2260265700" text:style-name="WWNum6">
        <text:list-item>
          <text:p text:style-name="P37"><text:span text:style-name="T11">Grupos de distribución:</text:span> estos grupos se utilizan principalmente para la mensajería y funciones similares. Se crean para facilitar el envío de mensajes a un conjunto de usuarios.</text:p>
        </text:list-item>
        <text:list-item>
          <text:p text:style-name="P84"><text:span text:style-name="T11">Grupos de seguridad</text:span>: estos grupos son fundamentales en la administración del Directorio Activo y <text:span text:style-name="T24">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791788520" text:style-name="WWNum25">
        <text:list-item>
          <text:p text:style-name="P38"><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63"><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85"><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53" text:visited-style-name="ListLabel_20_253"><text:span text:style-name="T22">https://learn.microsoft.com/es-es/windows-server/identity/ad-ds/manage/understand-security-groups</text:span></text:a></text:p>
      <text:p text:style-name="P112"><text:span text:style-name="T10"><text:s/>📖 </text:span><text:span text:style-name="T11">Importante: </text:span>utilizar el tipo de grupo adecuado según el alcance necesario nos permitirá lograr un mejor rendimiento y eficiencia en el Directorio Activo.</text:p>
      <text:list xml:id="list62050329831487" text:continue-list="list62050289332370" text:style-name="WWNum16">
        <text:list-item>
          <text:list>
            <text:list-item>
              <text:p text:style-name="P115"><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3181373394" text:style-name="WWNum4">
        <text:list-item>
          <text:p text:style-name="P39"><text:span text:style-name="T11">Grupos locales de dominio:</text:span></text:p>
          <text:list>
            <text:list-item>
              <text:p text:style-name="P102"><text:span text:style-name="T11">Uso recomendado:</text:span> Los grupos locales de dominio son ideales cuando se necesitan asignar permisos y controlar el acceso a recursos dentro del mismo dominio.</text:p>
            </text:list-item>
            <text:list-item>
              <text:p text:style-name="P102"><text:span text:style-name="T11">Alcance limitado: </text:span>Estos grupos solo se aplican al dominio específico en el que se crean y su replicación se limita a ese dominio.</text:p>
            </text:list-item>
            <text:list-item>
              <text:p text:style-name="P102"><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64"><text:span text:style-name="T11">Grupos globales:</text:span></text:p>
          <text:list>
            <text:list-item>
              <text:p text:style-name="P102"><text:span text:style-name="T11">Uso recomendado: </text:span>Los grupos globales son útiles cuando se requiere asignar permisos y controlar el acceso a recursos en diferentes dominios dentro del mismo bosque.</text:p>
            </text:list-item>
            <text:list-item>
              <text:p text:style-name="P102"><text:span text:style-name="T11">Alcance extendido:</text:span> Los permisos asignados a los grupos globales se aplican a cualquier dominio dentro del bosque al que pertenecen.</text:p>
            </text:list-item>
            <text:list-item>
              <text:p text:style-name="P102"><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64"><text:span text:style-name="T11">Grupos universales:</text:span></text:p>
          <text:list>
            <text:list-item>
              <text:p text:style-name="P102"><text:span text:style-name="T11">Uso recomendado:</text:span> Los grupos universales son beneficiosos cuando se necesita compartir permisos y controlar el acceso a recursos en todo el bosque, especialmente en entornos con múltiples dominios.</text:p>
            </text:list-item>
            <text:list-item>
              <text:p text:style-name="P102"><text:span text:style-name="T11">Alcance amplio:</text:span> Los permisos asignados a los grupos universales se aplican a cualquier dominio dentro del bosque y su replicación abarca todo el árbol del bosque.</text:p>
            </text:list-item>
            <text:list-item>
              <text:p text:style-name="P108"><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12"><text:span text:style-name="T12"><text:s/>❕</text:span><text:span text:style-name="T13"> </text:span><text:span text:style-name="T11">Atención: </text:span>durante el curso, lo más habitual será utilizar grupos locales de dominio y en alguna ocasión grupos globales.</text:p>
      <text:list xml:id="list62051699270921" text:continue-list="list62050329831487" text:style-name="WWNum16">
        <text:list-item>
          <text:list>
            <text:list-item>
              <text:p text:style-name="P115"><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1454620158" text:style-name="WWNum23">
        <text:list-item>
          <text:p text:style-name="P40"><text:span text:style-name="T11">Nombre de inicio de sesión</text:span>: Es el nombre único que identificará al usuario en el dominio.</text:p>
        </text:list-item>
        <text:list-item>
          <text:p text:style-name="P65"><text:span text:style-name="T11">Contraseña</text:span>: Debes establecer una contraseña segura para el usuario.</text:p>
        </text:list-item>
        <text:list-item>
          <text:p text:style-name="P86"><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803023396" text:style-name="WWNum17">
        <text:list-item>
          <text:p text:style-name="P41"><text:span text:style-name="T11">Cambio de contraseña</text:span>: Permite cambiar la contraseña actual del usuario.</text:p>
        </text:list-item>
        <text:list-item>
          <text:p text:style-name="P66"><text:span text:style-name="T11">Horas de inicio de sesión:</text:span> Aquí puedes especificar las horas durante las cuales se permite el inicio de sesión con esta cuenta.</text:p>
        </text:list-item>
        <text:list-item>
          <text:p text:style-name="P66"><text:span text:style-name="T11">Equipos desde los que se puede iniciar sesión:</text:span> Puedes controlar desde qué equipos o estaciones de trabajo se permite al usuario iniciar sesión.</text:p>
        </text:list-item>
        <text:list-item>
          <text:p text:style-name="P87"><text:span text:style-name="T11">Visualización / Modificación de los grupos:</text:span> Esta opción te permite ver y modificar los grupos a los que pertenece el usuario, lo que influye en los permisos y accesos que tiene dentro del dominio.</text:p>
        </text:list-item>
      </text:list>
      <text:list xml:id="list62050663880581" text:continue-list="list62051699270921" text:style-name="WWNum16">
        <text:list-item>
          <text:list>
            <text:list-item>
              <text:p text:style-name="P115"><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13"><text:span text:style-name="T25">New-ADUser -Name </text:span><text:span text:style-name="T26">"NombreUsuario"</text:span><text:span text:style-name="T25"> -SamAccountName </text:span><text:span text:style-name="T26">"SamAccountName"</text:span><text:span text:style-name="T25"> -UserPrincipalName </text:span><text:span text:style-name="T26">"usuario@dominio.com"</text:span><text:span text:style-name="T25"> -Enabled </text:span><text:span text:style-name="T28">$true</text:span><text:span text:style-name="T25"> -PasswordNeverExpires </text:span><text:span text:style-name="T28">$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13"><text:span text:style-name="T25">Set-ADAccountPassword -Identity </text:span><text:span text:style-name="T26">"NombreUsuario"</text:span><text:span text:style-name="T25"> -NewPassword (</text:span><text:span text:style-name="T27">ConvertTo-SecureString</text:span><text:span text:style-name="T25"> -AsPlainText </text:span><text:span text:style-name="T26">"NuevaContraseña"</text:span><text:span text:style-name="T25">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13"><text:span text:style-name="T25">Set-ADUser -Identity </text:span><text:span text:style-name="T26">"NombreUsuario"</text:span><text:span text:style-name="T25"> -ChangePasswordAtLogon </text:span><text:span text:style-name="T28">$true</text:span><text:span text:style-name="T25"> -CannotChangePassword </text:span><text:span text:style-name="T28">$true</text:span><text:span text:style-name="T25"> -Enabled </text:span><text:span text:style-name="T28">$false</text:span></text:p>
          </table:table-cell>
        </table:table-row>
      </table:table>
      <text:p text:style-name="Standard"><text:span text:style-name="T11">Obtener información de un usuario:</text:span></text:p>
      <text:p text:style-name="Standard"><text:soft-page-break/>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13"><text:span text:style-name="T25">Get-ADUser -Identity </text:span><text:span text:style-name="T26">"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p text:style-name="Standard"/>
      <text:list xml:id="list62050504236509" text:continue-numbering="true" text:style-name="WWNum16">
        <text:list-item>
          <text:list>
            <text:list-item>
              <text:p text:style-name="P115"><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249710090" text:style-name="WWNum5">
        <text:list-item>
          <text:p text:style-name="P42"><text:span text:style-name="T11">Nombre</text:span>: es el nombre único que identificará al grupo en el dominio.</text:p>
        </text:list-item>
        <text:list-item>
          <text:p text:style-name="P67"><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88"><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1431293904" text:style-name="WWNum10">
        <text:list-item>
          <text:p text:style-name="P43"><text:span text:style-name="T11">Miembros</text:span>: Esta opción te permite agregar miembros al grupo, ya sean cuentas de usuario u otros grupos. Puedes seleccionar los usuarios o grupos relevantes y agregarlos al grupo en esta sección.</text:p>
        </text:list-item>
        <text:list-item>
          <text:p text:style-name="P89"><text:span text:style-name="T11">Miembro de: </text:span>Aquí se muestra una lista de los grupos de los cuales el grupo actual es miembro. Esto te permite visualizar y administrar las relaciones de pertenencia entre los grupos.</text:p>
        </text:list-item>
      </text:list>
      <text:list xml:id="list62049995498698" text:continue-list="list62050504236509" text:style-name="WWNum16">
        <text:list-item>
          <text:list>
            <text:list-item>
              <text:p text:style-name="P115"><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13"><text:span text:style-name="T25">New-ADGroup -Name </text:span><text:span text:style-name="T26">"NombreGrupo"</text:span><text:span text:style-name="T25">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13"><text:span text:style-name="T25">Add-ADGroupMember -Identity </text:span><text:span text:style-name="T26">"NombreGrupo"</text:span><text:span text:style-name="T25"> -Members </text:span><text:span text:style-name="T26">"Usuario1"</text:span><text:span text:style-name="T25">, </text:span><text:span text:style-name="T26">"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13"><text:span text:style-name="T25">Get-ADGroup -Identity </text:span><text:span text:style-name="T26">"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13"><text:span text:style-name="T25">Set-ADGroup -Identity </text:span><text:span text:style-name="T26">"NombreGrupo"</text:span><text:span text:style-name="T25"> -Description </text:span><text:span text:style-name="T26">"Nueva descripción del grupo"</text:span></text:p>
          </table:table-cell>
        </table:table-row>
      </table:table>
      <text:p text:style-name="Standard">Estos son solo algunos ejemplos de cómo administrar grupos en el Directorio Activo utilizando PowerShell, pero existen muchas más posibilidades.</text:p>
      <text:list xml:id="list62051190500100" text:continue-numbering="true" text:style-name="WWNum16">
        <text:list-item>
          <text:list>
            <text:list-item>
              <text:p text:style-name="P115"><text:bookmark text:name="_ch1iqiyus4sv"/>Plantillas de usuarios y plantillas de grupos</text:p>
            </text:list-item>
          </text:list>
        </text:list-item>
      </text:list>
      <text:p text:style-name="Standard">En Windows Server, puedes crear plantillas de usuarios y plantillas de grupos para simplificar la administración de usuarios y grupos. Para ello, realizamos los siguientes pasos:</text:p>
      <text:p text:style-name="Standard"><text:span text:style-name="T11">Plantillas de Usuarios:</text:span></text:p>
      <text:list xml:id="list2650503028" text:style-name="WWNum29">
        <text:list-item>
          <text:p text:style-name="P44"><text:span text:style-name="T11">Crear una cuenta de usuario de plantilla:</text:span> comienza creando una cuenta de usuario en el servidor que servirá como la plantilla. Esta cuenta debe configurarse con todas las configuraciones y permisos que desees aplicar a los usuarios que utilicen esta plantilla como base.</text:p>
        </text:list-item>
        <text:list-item>
          <text:p text:style-name="P68"><text:span text:style-name="T11">Personalizar la cuenta de usuario de plantilla:</text:span> inicia sesión con la cuenta de usuario de plantilla y personaliza la configuración según tus necesidades. Esto puede incluir configuraciones de escritorio, configuraciones de políticas de grupo (GPO) y cualquier otra configuración específica que desees aplicar a los usuarios.</text:p>
        </text:list-item>
        <text:list-item>
          <text:p text:style-name="P90"><text:span text:style-name="T11">Copiar la cuenta de usuario:</text:span> una vez que hayas personalizado la cuenta de usuario de plantilla, puedes utilizar esta cuenta como modelo para crear nuevas cuentas de usuario. Para ello, puedes copiar la cuenta de usuario de plantilla y luego modificar los detalles específicos de cada usuario, como el nombre, la contraseña y la pertenencia a grupos.</text:p>
        </text:list-item>
      </text:list>
      <text:p text:style-name="Standard"><text:span text:style-name="T11">Plantillas de Grupos:</text:span></text:p>
      <text:list xml:id="list112331679" text:style-name="WWNum26">
        <text:list-item>
          <text:p text:style-name="P45"><text:span text:style-name="T11">Crear un grupo de seguridad de plantilla:</text:span> para crear una plantilla de grupo en Windows Server, primero debes crear un grupo de seguridad que servirá como base para tus plantillas de grupos.</text:p>
        </text:list-item>
        <text:list-item>
          <text:p text:style-name="P69"><text:span text:style-name="T11">Configurar los permisos y las membresías del grupo de plantilla:</text:span> configura los permisos y las membresías del grupo de seguridad de plantilla de acuerdo con tus necesidades. Esto puede incluir permisos de acceso a recursos compartidos, políticas de seguridad y otras configuraciones de permisos específicas.</text:p>
        </text:list-item>
        <text:list-item>
          <text:p text:style-name="P91"><text:span text:style-name="T11">Crear nuevos grupos basados en la plantilla:</text:span> cuando necesites crear nuevos grupos, simplemente copia el grupo de seguridad de plantilla y modifica los detalles, como el nombre del grupo y los miembros del grupo, según sea necesario.</text:p>
        </text:list-item>
      </text:list>
      <text:list xml:id="list62051842053956" text:continue-list="list62051190500100" text:style-name="WWNum16">
        <text:list-item>
          <text:list>
            <text:list-item>
              <text:p text:style-name="P115"><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1352643010" text:style-name="WWNum22">
        <text:list-item>
          <text:p text:style-name="P46">Haz clic con el botón derecho del ratón en la ubicación donde deseas crear la unidad organizativa, ya sea en el nivel raíz o dentro de otra unidad organizativa existente.</text:p>
        </text:list-item>
        <text:list-item>
          <text:p text:style-name="P70">Selecciona "Nueva" y luego elige "Unidad Organizativa" en el menú desplegable.</text:p>
        </text:list-item>
        <text:list-item>
          <text:p text:style-name="P92">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p text:style-name="Standard"/>
      <text:list xml:id="list945069048" text:style-name="WWNum9">
        <text:list-item>
          <text:p text:style-name="P47"><text:span text:style-name="T11">Seguridad</text:span>: Permite configurar los permisos y los niveles de acceso para la unidad organizativa.</text:p>
        </text:list-item>
        <text:list-item>
          <text:p text:style-name="P71"><text:span text:style-name="T11">Políticas de grupo:</text:span> Permite aplicar políticas específicas a la unidad organizativa y a los objetos contenidos en ella.</text:p>
        </text:list-item>
        <text:list-item>
          <text:p text:style-name="P93"><text:span text:style-name="T11">Ubicación</text:span>: Muestra la ruta completa de la unidad organizativa dentro de la estructura del Directorio Activo.</text:p>
        </text:list-item>
      </text:list>
      <text:list xml:id="list62050701621972" text:continue-list="list62051842053956" text:style-name="WWNum16">
        <text:list-item>
          <text:list>
            <text:list-item>
              <text:p text:style-name="P115"><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text:soft-page-break/>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13"><text:span text:style-name="T25">New-ADOrganizationalUnit -Name </text:span><text:span text:style-name="T26">"NombreUnidadOrganizativa"</text:span><text:span text:style-name="T25"> -Path </text:span><text:span text:style-name="T26">"OU=UnidadesOrganizativas,DC=dominio,DC=com"</text:span></text:p>
          </table:table-cell>
        </table:table-row>
      </table:table>
      <text:p text:style-name="P1"/>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13"><text:span text:style-name="T25">Move-ADObject -Identity </text:span><text:span text:style-name="T26">"CN=Usuario1,OU=UnidadesOrganizativas,DC=dominio,DC=com"</text:span><text:span text:style-name="T25"> -TargetPath </text:span><text:span text:style-name="T26">"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able:table-row table:style-name="Table18.1">
          <table:table-cell table:style-name="Table18.A1" office:value-type="string">
            <text:p text:style-name="P113"><text:span text:style-name="T25">Get-ADOrganizationalUnit -Identity </text:span><text:span text:style-name="T26">"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13"><text:span text:style-name="T25">Set-ADOrganizationalUnit -Identity </text:span><text:span text:style-name="T26">"OU=UnidadesOrganizativas,DC=dominio,DC=com"</text:span><text:span text:style-name="T25"> -Description </text:span><text:span text:style-name="T26">"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62051523952951" text:continue-numbering="true" text:style-name="WWNum16">
        <text:list-item>
          <text:p text:style-name="P114"><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12"><text:span text:style-name="T10"><text:s/>📖 </text:span><text:span text:style-name="T11">Importante: </text:span>cabe destacar que las GPO se pueden respaldar y restaurar, lo que facilita la recuperación de configuraciones de políticas en caso de errores o pérdida de datos.</text:p>
      <text:list xml:id="list62049804282196" text:continue-numbering="true" text:style-name="WWNum16">
        <text:list-item>
          <text:list>
            <text:list-item>
              <text:p text:style-name="P115"><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2475975145" text:style-name="WWNum1">
        <text:list-item>
          <text:p text:style-name="P48"><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94"><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62050424061325" text:continue-list="list62049804282196" text:style-name="WWNum16">
        <text:list-item>
          <text:list>
            <text:list-item>
              <text:p text:style-name="P115"><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814669766" text:style-name="WWNum13">
        <text:list-item>
          <text:p text:style-name="P49"><text:span text:style-name="T11">Crear una nueva GPO: </text:span></text:p>
          <text:list>
            <text:list-item>
              <text:p text:style-name="P103">Haz clic con el botón derecho del ratón en la carpeta "Directivas de grupo de bosque" o "Directivas de grupo de dominio" en la jerarquía de navegación.</text:p>
            </text:list-item>
            <text:list-item>
              <text:p text:style-name="P103">Selecciona "Crear GPO en este dominio y vincularlo aquí".</text:p>
            </text:list-item>
            <text:list-item>
              <text:p text:style-name="P103">Asigna un nombre descriptivo a la nueva GPO y haz clic en "Aceptar".</text:p>
            </text:list-item>
          </text:list>
        </text:list-item>
        <text:list-item>
          <text:p text:style-name="P72"><text:span text:style-name="T11">Configurar una GPO:</text:span></text:p>
          <text:list>
            <text:list-item>
              <text:p text:style-name="P103">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72"><text:span text:style-name="T11">Vincular una GPO a un contenedor:</text:span></text:p>
          <text:list>
            <text:list-item>
              <text:p text:style-name="P103">Para aplicar una GPO a un contenedor específico, como un dominio, una unidad organizativa o un sitio.</text:p>
            </text:list-item>
            <text:list-item>
              <text:p text:style-name="P103">En la jerarquía de navegación del GPMC, selecciona el contenedor donde deseas vincular la GPO.</text:p>
            </text:list-item>
            <text:list-item>
              <text:p text:style-name="P103">Haz clic con el botón derecho del ratón y elige "Vincular una GPO existente".</text:p>
            </text:list-item>
            <text:list-item>
              <text:p text:style-name="P103">Selecciona la GPO que deseas vincular y haz clic en "Aceptar".</text:p>
            </text:list-item>
          </text:list>
        </text:list-item>
        <text:list-item>
          <text:p text:style-name="P72"><text:span text:style-name="T11">Administrar las configuraciones de una GPO:</text:span></text:p>
          <text:list>
            <text:list-item>
              <text:p text:style-name="P103">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72"><text:span text:style-name="T11">Aplicar una GPO:</text:span></text:p>
          <text:list>
            <text:list-item>
              <text:p text:style-name="P109">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62051198708025" text:continue-list="list62050424061325" text:style-name="WWNum16">
        <text:list-item>
          <text:list>
            <text:list-item>
              <text:p text:style-name="P115"><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13"><text:span text:style-name="T25">New-GPO -Name </text:span><text:span text:style-name="T26">"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13"><text:span text:style-name="T25">Set-GPRegistryValue -Name </text:span><text:span text:style-name="T26">"NombreGPO"</text:span><text:span text:style-name="T25"> -Key </text:span><text:span text:style-name="T26">"HKEY_CURRENT_USER\Software\Ejemplo"</text:span><text:span text:style-name="T25"> -ValueName </text:span><text:span text:style-name="T26">"EjemploConfig"</text:span><text:span text:style-name="T25"> -Value </text:span><text:span text:style-name="T28">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13"><text:span text:style-name="T25">New-GPLink -Name </text:span><text:span text:style-name="T26">"NombreGPO"</text:span><text:span text:style-name="T25"> -Target </text:span><text:span text:style-name="T26">"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13"><text:span text:style-name="T25">Get-GPO -Name </text:span><text:span text:style-name="T26">"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ext:soft-page-break/>
        <table:table-row table:style-name="Table24.1">
          <table:table-cell table:style-name="Table24.A1" office:value-type="string">
            <text:p text:style-name="P113"><text:span text:style-name="T25">Invoke-GPUpdate -Computer </text:span><text:span text:style-name="T26">"NombreEquipo"</text:span><text:span text:style-name="T25"> -Force</text:span></text:p>
          </table:table-cell>
        </table:table-row>
      </table:table>
      <text:p text:style-name="Standard">Estos son algunos ejemplos de como gestionar las distintas GPOs usando PowerShell.</text:p>
      <text:list xml:id="list62051268057830" text:continue-numbering="true" text:style-name="WWNum16">
        <text:list-item>
          <text:p text:style-name="P114"><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4135668344" text:style-name="WWNum24">
        <text:list-item>
          <text:p text:style-name="P50"><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73"><text:span text:style-name="T11">Firewall: </text:span>habilita y configura el Firewall de Windows para bloquear tráfico no deseado y limitar la exposición de servicios no esenciales a la red.</text:p>
        </text:list-item>
        <text:list-item>
          <text:p text:style-name="P73"><text:span text:style-name="T11">Seguridad Física:</text:span> asegúrate de que los servidores estén físicamente protegidos en un lugar seguro y que solo el personal autorizado tenga acceso físico a ellos.</text:p>
        </text:list-item>
        <text:list-item>
          <text:p text:style-name="P73"><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73"><text:span text:style-name="T11">Control de Acceso:</text:span> configura permisos y derechos de acceso adecuados para que solo los usuarios y grupos autorizados puedan acceder a recursos y carpetas compartidas.</text:p>
        </text:list-item>
        <text:list-item>
          <text:p text:style-name="P73"><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73"><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73"><text:span text:style-name="T11">Cifrado de Datos</text:span>: implementa el cifrado de datos para proteger información confidencial, especialmente en unidades y comunicaciones sensibles.</text:p>
        </text:list-item>
        <text:list-item>
          <text:p text:style-name="P73"><text:span text:style-name="T11">Respaldo y Recuperación:</text:span> establece un plan de respaldo y recuperación eficaz para proteger los datos contra pérdida o daño. Prueba regularmente la recuperación de datos.</text:p>
        </text:list-item>
        <text:list-item>
          <text:p text:style-name="P73"><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104"><text:a xlink:type="simple" xlink:href="https://www.snort.org/" text:style-name="ListLabel_20_253" text:visited-style-name="ListLabel_20_253"><text:span text:style-name="T22">https://www.snort.org/</text:span></text:a></text:p>
            </text:list-item>
            <text:list-item>
              <text:p text:style-name="P104"><text:a xlink:type="simple" xlink:href="https://suricata.io/" text:style-name="ListLabel_20_253" text:visited-style-name="ListLabel_20_253"><text:span text:style-name="T22">https://suricata.io/</text:span></text:a></text:p>
            </text:list-item>
            <text:list-item>
              <text:p text:style-name="P104"><text:a xlink:type="simple" xlink:href="https://securityonionsolutions.com/" text:style-name="ListLabel_20_253" text:visited-style-name="ListLabel_20_253"><text:span text:style-name="T22">https://securityonionsolutions.com/</text:span></text:a></text:p>
            </text:list-item>
          </text:list>
        </text:list-item>
        <text:list-item>
          <text:p text:style-name="P73"><text:span text:style-name="T11">Acceso Remoto Seguro:</text:span> limita y asegura el acceso remoto al servidor. Considera el uso de conexiones VPN y, cuando sea posible, restringe el acceso a direcciones IP específicas.</text:p>
        </text:list-item>
        <text:list-item>
          <text:p text:style-name="P95"><text:span text:style-name="T11">Monitoreo de Seguridad:</text:span> implementa soluciones de monitoreo y análisis de registros para detectar eventos de seguridad y comportamientos anómalos.</text:p>
        </text:list-item>
      </text:list>
      <text:list xml:id="list62051746414362" text:continue-list="list62051268057830" text:style-name="WWNum16">
        <text:list-item>
          <text:p text:style-name="P114"><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53" text:visited-style-name="ListLabel_20_253"><text:span text:style-name="T22">http://somebooks.es/sistemas-operativos-red-2a-edicion/</text:span></text:a></text:p>
      <text:p text:style-name="Standard">En concreto, para esta unidad, pueden ser útiles los capítulos:</text:p>
      <text:list xml:id="list1981201659" text:style-name="WWNum7">
        <text:list-item>
          <text:p text:style-name="P51">Capítulo 2: Instalación de Windows Server</text:p>
        </text:list-item>
        <text:list-item>
          <text:p text:style-name="P74">Capítulo 3: Tareas administrativas en Windows Server</text:p>
        </text:list-item>
        <text:list-item>
          <text:p text:style-name="P96">Capítulo 6: Dominios en Windows Server</text:p>
        </text:list-item>
      </text:list>
      <text:list xml:id="list62050374641694" text:continue-list="list62051746414362" text:style-name="WWNum16">
        <text:list-item>
          <text:p text:style-name="P114"><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53" text:visited-style-name="ListLabel_20_253"><text:span text:style-name="T22">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53" text:visited-style-name="ListLabel_20_253"><text:span text:style-name="T22">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53" text:visited-style-name="ListLabel_20_253"><text:span text:style-name="T22">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fo:font-weight="bold"/>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88" meta:word-count="9805" meta:character-count="65205" meta:non-whitespace-character-count="55970"/>
    <meta:generator>LibreOfficeDev/6.0.5.2$Linux_X86_64 LibreOffice_project/</meta:generator>
  </office:meta>
</office:document-meta>
</file>